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LogWriter.CommonsLogWrit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sLogWriter.write( char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sLogWriter.write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onsLog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sLog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